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0.0674157303371" calcext:value-type="float">
            <text:p>0.0674157303</text:p>
          </table:table-cell>
          <table:table-cell office:value-type="float" office:value="0.114754098361" calcext:value-type="float">
            <text:p>0.114754098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0.0659898477157" calcext:value-type="float">
            <text:p>0.0659898477</text:p>
          </table:table-cell>
          <table:table-cell office:value-type="float" office:value="0.10101010101" calcext:value-type="float">
            <text:p>0.101010101</text:p>
          </table:table-cell>
          <table:table-cell office:value-type="float" office:value="0.269230769231" calcext:value-type="float">
            <text:p>0.26923076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0.0618556701031" calcext:value-type="float">
            <text:p>0.0618556701</text:p>
          </table:table-cell>
          <table:table-cell office:value-type="float" office:value="0.197969543147" calcext:value-type="float">
            <text:p>0.1979695431</text:p>
          </table:table-cell>
          <table:table-cell office:value-type="float" office:value="0.292307692308" calcext:value-type="float">
            <text:p>0.29230769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office:value-type="float" office:value="0.0736842105263" calcext:value-type="float">
            <text:p>0.0736842105</text:p>
          </table:table-cell>
          <table:table-cell office:value-type="float" office:value="0.252747252747" calcext:value-type="float">
            <text:p>0.252747252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0.0618556701031" calcext:value-type="float">
            <text:p>0.0618556701</text:p>
          </table:table-cell>
          <table:table-cell office:value-type="float" office:value="0.22" calcext:value-type="float">
            <text:p>0.22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.0779220779221" calcext:value-type="float">
            <text:p>0.077922077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0.0779220779221" calcext:value-type="float">
            <text:p>0.0779220779</text:p>
          </table:table-cell>
          <table:table-cell office:value-type="float" office:value="0.133689839572" calcext:value-type="float">
            <text:p>0.1336898396</text:p>
          </table:table-cell>
          <table:table-cell office:value-type="float" office:value="0.287958115183" calcext:value-type="float">
            <text:p>0.287958115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0.0409356725146" calcext:value-type="float">
            <text:p>0.0409356725</text:p>
          </table:table-cell>
          <table:table-cell office:value-type="float" office:value="0.107142857143" calcext:value-type="float">
            <text:p>0.1071428571</text:p>
          </table:table-cell>
          <table:table-cell office:value-type="float" office:value="0.219512195122" calcext:value-type="float">
            <text:p>0.21951219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0.0753768844221" calcext:value-type="float">
            <text:p>0.0753768844</text:p>
          </table:table-cell>
          <table:table-cell office:value-type="float" office:value="0.160714285714" calcext:value-type="float">
            <text:p>0.1607142857</text:p>
          </table:table-cell>
          <table:table-cell office:value-type="float" office:value="0.173913043478" calcext:value-type="float">
            <text:p>0.17391304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0.0779220779221" calcext:value-type="float">
            <text:p>0.0779220779</text:p>
          </table:table-cell>
          <table:table-cell office:value-type="float" office:value="0.187817258883" calcext:value-type="float">
            <text:p>0.1878172589</text:p>
          </table:table-cell>
          <table:table-cell office:value-type="float" office:value="0.316582914573" calcext:value-type="float">
            <text:p>0.3165829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.08" calcext:value-type="float">
            <text:p>0.08</text:p>
          </table:table-cell>
          <table:table-cell office:value-type="float" office:value="0.0980392156863" calcext:value-type="float">
            <text:p>0.0980392157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0.09" calcext:value-type="float">
            <text:p>0.09</text:p>
          </table:table-cell>
          <table:table-cell office:value-type="float" office:value="0.167883211679" calcext:value-type="float">
            <text:p>0.1678832117</text:p>
          </table:table-cell>
          <table:table-cell office:value-type="float" office:value="0.189189189189" calcext:value-type="float">
            <text:p>0.189189189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0.0643274853801" calcext:value-type="float">
            <text:p>0.0643274854</text:p>
          </table:table-cell>
          <table:table-cell office:value-type="float" office:value="0.116279069767" calcext:value-type="float">
            <text:p>0.1162790698</text:p>
          </table:table-cell>
          <table:table-cell office:value-type="float" office:value="0.236363636364" calcext:value-type="float">
            <text:p>0.23636363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.0769230769231" calcext:value-type="float">
            <text:p>0.0769230769</text:p>
          </table:table-cell>
          <table:table-cell office:value-type="float" office:value="0.107142857143" calcext:value-type="float">
            <text:p>0.1071428571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0.0769230769231" calcext:value-type="float">
            <text:p>0.0769230769</text:p>
          </table:table-cell>
          <table:table-cell office:value-type="float" office:value="0.121621621622" calcext:value-type="float">
            <text:p>0.1216216216</text:p>
          </table:table-cell>
          <table:table-cell office:value-type="float" office:value="0.286549707602" calcext:value-type="float">
            <text:p>0.2865497076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0.0574712643678" calcext:value-type="float">
            <text:p>0.0574712644</text:p>
          </table:table-cell>
          <table:table-cell office:value-type="float" office:value="0.183908045977" calcext:value-type="float">
            <text:p>0.183908046</text:p>
          </table:table-cell>
          <table:table-cell office:value-type="float" office:value="0.20202020202" calcext:value-type="float">
            <text:p>0.2020202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.0606060606061" calcext:value-type="float">
            <text:p>0.0606060606</text:p>
          </table:table-cell>
          <table:table-cell office:value-type="float" office:value="0.162790697674" calcext:value-type="float">
            <text:p>0.162790697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186" calcext:value-type="float">
            <text:p>186</text:p>
          </table:table-cell>
          <table:table-cell office:value-type="float" office:value="0.0606060606061" calcext:value-type="float">
            <text:p>0.0606060606</text:p>
          </table:table-cell>
          <table:table-cell office:value-type="float" office:value="0.185185185185" calcext:value-type="float">
            <text:p>0.1851851852</text:p>
          </table:table-cell>
          <table:table-cell office:value-type="float" office:value="0.193548387097" calcext:value-type="float">
            <text:p>0.19354838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0505050505051" calcext:value-type="float">
            <text:p>0.0505050505</text:p>
          </table:table-cell>
          <table:table-cell table:number-columns-repeated="2" office:value-type="float" office:value="0.161290322581" calcext:value-type="float">
            <text:p>0.16129032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0.0707070707071" calcext:value-type="float">
            <text:p>0.0707070707</text:p>
          </table:table-cell>
          <table:table-cell office:value-type="float" office:value="0.170454545455" calcext:value-type="float">
            <text:p>0.170454545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257142857143" calcext:value-type="float">
            <text:p>0.25714285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office:value-type="float" office:value="0.08" calcext:value-type="float">
            <text:p>0.08</text:p>
          </table:table-cell>
          <table:table-cell office:value-type="float" office:value="0.163265306122" calcext:value-type="float">
            <text:p>0.1632653061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0.08" calcext:value-type="float">
            <text:p>0.08</text:p>
          </table:table-cell>
          <table:table-cell office:value-type="float" office:value="0.127659574468" calcext:value-type="float">
            <text:p>0.1276595745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0.072625698324" calcext:value-type="float">
            <text:p>0.0726256983</text:p>
          </table:table-cell>
          <table:table-cell office:value-type="float" office:value="0.12380952381" calcext:value-type="float">
            <text:p>0.1238095238</text:p>
          </table:table-cell>
          <table:table-cell office:value-type="float" office:value="0.283018867925" calcext:value-type="float">
            <text:p>0.28301886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47" calcext:value-type="float">
            <text:p>47</text:p>
          </table:table-cell>
          <table:table-cell office:value-type="float" office:value="0.08" calcext:value-type="float">
            <text:p>0.08</text:p>
          </table:table-cell>
          <table:table-cell office:value-type="float" office:value="0.145833333333" calcext:value-type="float">
            <text:p>0.1458333333</text:p>
          </table:table-cell>
          <table:table-cell office:value-type="float" office:value="0.276595744681" calcext:value-type="float">
            <text:p>0.2765957447</text:p>
          </table:table-cell>
        </table:table-row>
        <table:table-row table:style-name="ro1">
          <table:table-cell table:number-columns-repeated="3"/>
          <table:table-cell table:formula="of:=AVERAGE([.D2:.D26])" office:value-type="float" office:value="0.070462990553232" calcext:value-type="float">
            <text:p>0.0704629906</text:p>
          </table:table-cell>
          <table:table-cell table:formula="of:=AVERAGE([.E2:.E26])" office:value-type="float" office:value="0.149600309883172" calcext:value-type="float">
            <text:p>0.1496003099</text:p>
          </table:table-cell>
          <table:table-cell table:formula="of:=AVERAGE([.F2:.F26])" office:value-type="float" office:value="0.24360436147528" calcext:value-type="float">
            <text:p>0.2436043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1:50:35.338321552</dc:date>
    <meta:document-statistic meta:table-count="1" meta:cell-count="159" meta:object-count="0"/>
    <meta:generator>LibreOffice/4.2.7.2$Linux_X86_64 LibreOffice_project/420m0$Build-2</meta:generator>
  </office:meta>
</office:document-meta>
</file>